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5"/>
    <style:style style:name="P3" style:family="paragraph" style:parent-style-name="Standard" style:list-style-name="L6"/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angman Game Readme</text:p>
      <text:p text:style-name="Standard">Welcome to the Hangman game! This is a simple JavaScript-based implementation of the classic word-guessing game. In this game, you need to guess the missing letters of a randomly chosen word. Here's how it works:</text:p>
      <text:p text:style-name="Standard"/>
      <text:h text:style-name="Heading_20_3" text:outline-level="3">How to Play</text:h>
      <text:list xml:id="list3476839726" text:style-name="L6">
        <text:list-item>
          <text:p text:style-name="P3">Open the index.html file in your web browser to start the game.</text:p>
          <text:p text:style-name="P3"/>
        </text:list-item>
        <text:list-item>
          <text:p text:style-name="P3">You will see an initial set of underscores representing the letters of the word you need to guess. The length of the underscores corresponds to the length of the word.</text:p>
          <text:p text:style-name="P3"/>
        </text:list-item>
        <text:list-item>
          <text:p text:style-name="P3">Click the "Generate A New Word" button to select a random word from the word list and replace the underscores with a partially obscured word.</text:p>
          <text:p text:style-name="P3"/>
        </text:list-item>
        <text:list-item>
          <text:p text:style-name="P3">Your task is to click on the underscores to reveal the letters beneath them. Clicking on a letter will make it visible. You can only reveal a limited number of letters (usually 4), so choose wisely.</text:p>
          <text:p text:style-name="P3"/>
        </text:list-item>
        <text:list-item>
          <text:p text:style-name="P3">Once you think you've guessed the word, click the "Verify" button.</text:p>
          <text:p text:style-name="P3"/>
        </text:list-item>
        <text:list-item>
          <text:p text:style-name="P3">If you correctly guessed the word, you win! You'll hear a winning sound, and the result will display "You won!"</text:p>
          <text:p text:style-name="P3"/>
        </text:list-item>
        <text:list-item>
          <text:p text:style-name="P3">If your guess is incorrect, you lose. You'll hear a losing sound, and the result will display "You lose, retry!" You can always click "Generate A New Word" to try with a different word.</text:p>
        </text:list-item>
      </text:list>
      <text:p text:style-name="Standard"/>
      <text:h text:style-name="Heading_20_3" text:outline-level="3">Code Overview</text:h>
      <text:p text:style-name="Standard">This Hangman game is implemented using HTML, CSS, and JavaScript. Here's an overview of the key components of the code:</text:p>
      <text:p text:style-name="Standard"/>
      <text:list xml:id="list1310724670" text:style-name="L5">
        <text:list-item>
          <text:p text:style-name="P2">HTML (index.html): The HTML file contains the structure of the game, including buttons for generating a new word and verifying your guess, an area to display the word with missing letters, and a result message.</text:p>
          <text:p text:style-name="P2"/>
        </text:list-item>
        <text:list-item>
          <text:p text:style-name="P2">CSS (style.css): The CSS file is used to style the game elements, such as buttons and text.</text:p>
          <text:p text:style-name="P2"/>
        </text:list-item>
        <text:list-item>
          <text:p text:style-name="P2">JavaScript (index.js): The JavaScript file contains the game logic. Here's a breakdown of its functionality:</text:p>
        </text:list-item>
      </text:list>
      <text:p text:style-name="Standard"/>
      <text:list xml:id="list704775316" text:style-name="L1">
        <text:list-item>
          <text:p text:style-name="P1">It defines variables for DOM elements, game sounds, and the chosen word.</text:p>
        </text:list-item>
        <text:list-item>
          <text:p text:style-name="P1">Event listeners are set up for the "Generate A New Word" and "Verify" buttons,</text:p>
        </text:list-item>
        <text:list-item>
          <text:p text:style-name="P1">Functions are defined to:</text:p>
        </text:list-item>
        <text:list-item>
          <text:p text:style-name="P1">removeAllChildren: Remove child elements from a specified DOM element.</text:p>
        </text:list-item>
        <text:list-item>
          <text:p text:style-name="P1">removeLetters: Randomly hide letters in the chosen word and update the display.</text:p>
        </text:list-item>
        <text:list-item>
          <text:p text:style-name="P1">PickRandomWord: Pick a random word from a predefined list, set it as the chosen word, and initialize the game.</text:p>
        </text:list-item>
        <text:list-item>
          <text:p text:style-name="P1"><text:soft-page-break/>checkIfCorrect: Check if the entered word matches the chosen word and provide feedback.</text:p>
        </text:list-item>
      </text:list>
      <text:p text:style-name="Standard"/>
      <text:h text:style-name="Heading_20_3" text:outline-level="3">Getting Started</text:h>
      <text:p text:style-name="Standard">To play the Hangman game, simply open the index.html file in your web browser. The game should run directly in your browser, and you can start guessing words right away.</text:p>
      <text:p text:style-name="Standard"/>
      <text:p text:style-name="Standard">Have fun playing Hangman! If you want to customize the game or improve it, feel free to modify the code and make it your own. Enjo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6T19:18:35.320000000</dc:date>
    <meta:editing-duration>PT9S</meta:editing-duration>
    <meta:editing-cycles>1</meta:editing-cycles>
    <meta:document-statistic meta:table-count="0" meta:image-count="0" meta:object-count="0" meta:page-count="2" meta:paragraph-count="25" meta:word-count="456" meta:character-count="2578" meta:non-whitespace-character-count="2164"/>
    <meta:generator>LibreOffice/7.2.2.2$Windows_X86_64 LibreOffice_project/02b2acce88a210515b4a5bb2e46cbfb63fe97d56</meta:generator>
  </office:meta>
</office:document-meta>
</file>